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RCHAN RAMIREZ, WILLIAM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AMIREZ ALEMAN NIMIA MAB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RCHAN RAMIREZ, WILLIAM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183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3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0:17:1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